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DejaVu Sans Condensed1" svg:font-family="'DejaVu Sans Condensed'" style:font-family-generic="roman" style:font-pitch="variable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 Condensed2" svg:font-family="'DejaVu Sans Condensed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53c022" officeooo:paragraph-rsid="005c2307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53c022" officeooo:paragraph-rsid="0061784e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19eb27" officeooo:paragraph-rsid="001c0208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62fddf" officeooo:paragraph-rsid="0062fddf" style:font-size-asian="12pt" style:font-weight-asian="bold" style:font-size-complex="12pt" style:font-weight-complex="bold"/>
    </style:style>
    <style:style style:name="P5" style:family="paragraph" style:parent-style-name="Standard">
      <style:text-properties style:text-line-through-style="none" style:text-line-through-type="none" style:font-name="DejaVu Sans Condensed" fo:font-size="12pt" fo:font-weight="normal" officeooo:rsid="00511633" officeooo:paragraph-rsid="005c2307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officeooo:paragraph-rsid="001c0208"/>
    </style:style>
    <style:style style:name="P7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657aba" officeooo:paragraph-rsid="00657aba" style:font-size-asian="12pt" style:font-weight-asian="normal" style:font-size-complex="12pt" style:font-weight-complex="normal"/>
    </style:style>
    <style:style style:name="P8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53c022" officeooo:paragraph-rsid="005c2307" style:font-size-asian="12pt" style:font-weight-asian="normal" style:font-size-complex="12pt" style:font-weight-complex="normal"/>
    </style:style>
    <style:style style:name="P9" style:family="paragraph" style:parent-style-name="Standard" style:list-style-name="L1">
      <style:paragraph-properties fo:text-align="start" style:justify-single-word="false"/>
      <style:text-properties officeooo:paragraph-rsid="00657aba"/>
    </style:style>
    <style:style style:name="P10" style:family="paragraph" style:parent-style-name="Standard" style:list-style-name="L3">
      <style:text-properties style:font-name="DejaVu Sans Condensed1" fo:font-weight="normal" officeooo:paragraph-rsid="0079c474" style:font-weight-asian="normal" style:font-name-complex="DejaVu Sans Condensed2" style:font-weight-complex="normal"/>
    </style:style>
    <style:style style:name="P11" style:family="paragraph" style:parent-style-name="Standard">
      <style:text-properties style:font-name="DejaVu Sans Condensed1" fo:font-weight="bold" officeooo:paragraph-rsid="0079c474" style:font-weight-asian="bold" style:font-name-complex="DejaVu Sans Condensed2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line-through-style="none" style:text-line-through-type="none" style:font-name="DejaVu Sans Condensed" fo:font-size="12pt" fo:font-weight="normal" officeooo:rsid="00657aba" style:font-size-asian="12pt" style:font-weight-asian="normal" style:font-size-complex="12pt" style:font-weight-complex="normal"/>
    </style:style>
    <style:style style:name="T3" style:family="text">
      <style:text-properties style:text-line-through-style="none" style:text-line-through-type="none" style:font-name="DejaVu Sans Condensed" fo:font-size="12pt" fo:font-weight="normal" officeooo:rsid="00657e71" style:font-size-asian="12pt" style:font-weight-asian="normal" style:font-size-complex="12pt" style:font-weight-complex="normal"/>
    </style:style>
    <style:style style:name="T4" style:family="text">
      <style:text-properties style:text-line-through-style="none" style:text-line-through-type="none" style:font-name="DejaVu Sans Condensed" fo:font-size="12pt" fo:font-weight="bold" officeooo:rsid="00657aba" style:font-size-asian="12pt" style:font-weight-asian="bold" style:font-size-complex="12pt" style:font-weight-complex="bold"/>
    </style:style>
    <style:style style:name="T5" style:family="text">
      <style:text-properties style:text-line-through-style="none" style:text-line-through-type="none" style:font-name="DejaVu Sans Condensed" fo:font-size="12pt" fo:font-weight="bold" officeooo:rsid="004b8878" style:font-size-asian="12pt" style:font-weight-asian="bold" style:font-size-complex="12pt" style:font-weight-complex="bold"/>
    </style:style>
    <style:style style:name="T6" style:family="text">
      <style:text-properties style:text-line-through-style="none" style:text-line-through-type="none" style:font-name="DejaVu Sans Condensed" fo:font-size="12pt" fo:font-weight="bold" officeooo:rsid="0063d7bc" style:font-size-asian="12pt" style:font-weight-asian="bold" style:font-size-complex="12pt" style:font-weight-complex="bold"/>
    </style:style>
    <style:style style:name="T7" style:family="text">
      <style:text-properties style:text-line-through-style="none" style:text-line-through-type="none" style:font-name="DejaVu Sans Condensed" fo:font-size="12pt" fo:font-weight="bold" officeooo:rsid="0030263c" style:font-size-asian="12pt" style:font-weight-asian="bold" style:font-size-complex="12pt" style:font-weight-complex="bold"/>
    </style:style>
    <style:style style:name="T8" style:family="text">
      <style:text-properties style:text-line-through-style="none" style:text-line-through-type="none" style:font-name="DejaVu Sans Condensed" fo:font-size="12pt" fo:font-weight="bold" officeooo:rsid="00628534" style:font-size-asian="12pt" style:font-weight-asian="bold" style:font-size-complex="12pt" style:font-weight-complex="bold"/>
    </style:style>
    <style:style style:name="T9" style:family="text">
      <style:text-properties style:text-line-through-style="none" style:text-line-through-type="none" style:font-name="DejaVu Sans Condensed" fo:font-size="12pt" fo:font-weight="bold" officeooo:rsid="005c2307" style:font-size-asian="12pt" style:font-weight-asian="bold" style:font-size-complex="12pt" style:font-weight-complex="bold"/>
    </style:style>
    <style:style style:name="T10" style:family="text">
      <style:text-properties style:text-line-through-style="none" style:text-line-through-type="none" style:font-name="DejaVu Sans Condensed" fo:font-size="12pt" fo:font-weight="bold" officeooo:rsid="0077e806" style:font-size-asian="12pt" style:font-weight-asian="bold" style:font-size-complex="12pt" style:font-weight-complex="bold"/>
    </style:style>
    <style:style style:name="T11" style:family="text">
      <style:text-properties style:text-line-through-style="none" style:text-line-through-type="none" style:font-name="DejaVu Sans Condensed" fo:font-size="12pt" fo:font-weight="bold" officeooo:rsid="0079113f" style:font-size-asian="12pt" style:font-weight-asian="bold" style:font-size-complex="12pt" style:font-weight-complex="bold"/>
    </style:style>
    <style:style style:name="T12" style:family="text">
      <style:text-properties style:text-line-through-style="none" style:text-line-through-type="none" fo:font-size="12pt" officeooo:rsid="00511633" style:font-size-asian="12pt" style:font-size-complex="12pt"/>
    </style:style>
    <style:style style:name="T13" style:family="text">
      <style:text-properties style:text-line-through-style="none" style:text-line-through-type="none" fo:font-size="12pt" fo:font-weight="normal" officeooo:rsid="00511633" style:font-size-asian="12pt" style:font-weight-asian="normal" style:font-size-complex="12pt" style:font-weight-complex="normal"/>
    </style:style>
    <style:style style:name="T14" style:family="text">
      <style:text-properties officeooo:rsid="00657aba"/>
    </style:style>
    <style:style style:name="T15" style:family="text">
      <style:text-properties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5">3</text:span><text:span text:style-name="T6">0</text:span><text:span text:style-name="T11">2</text:span><text:span text:style-name="T7"> - </text:span><text:span text:style-name="T5">Flight - </text:span><text:span text:style-name="T8">Countermeasures, </text:span><text:span text:style-name="T9">Jettison</text:span><text:span text:style-name="T10">, Vuichard</text:span></text:p>
      <text:p text:style-name="P3"/>
      <text:p text:style-name="P4">Countermeasures <text:span text:style-name="T14">setup from back seat</text:span></text:p>
      <text:list xml:id="list1806830163" text:style-name="L1">
        <text:list-item>
          <text:p text:style-name="P7">Press <text:span text:style-name="T1">Trim Hat press</text:span> to open Petrovich AI menu.</text:p>
        </text:list-item>
        <text:list-item>
          <text:p text:style-name="P9"><text:span text:style-name="T2">Press </text:span><text:span text:style-name="T4">Trim Hat left</text:span><text:span text:style-name="T2"> to </text:span><text:span text:style-name="T3">toggle the</text:span><text:span text:style-name="T2"> Countermeasures menu.</text:span></text:p>
        </text:list-item>
        <text:list-item>
          <text:p text:style-name="P7">Change countermeasures as desired:</text:p>
          <text:list>
            <text:list-item>
              <text:p text:style-name="P7"><text:span text:style-name="T1">Interval</text:span>: <text:span text:style-name="T1">Trim Hat up short</text:span></text:p>
            </text:list-item>
            <text:list-item>
              <text:p text:style-name="P7"><text:span text:style-name="T1">Series</text:span>: <text:span text:style-name="T1">Trim Hat right short</text:span></text:p>
            </text:list-item>
            <text:list-item>
              <text:p text:style-name="P7"><text:span text:style-name="T1">Side</text:span>: <text:span text:style-name="T1">Trim Hat down short</text:span></text:p>
            </text:list-item>
            <text:list-item>
              <text:p text:style-name="P7"><text:span text:style-name="T1">Type</text:span>: <text:span text:style-name="T1">Trim Hat down long</text:span></text:p>
            </text:list-item>
          </text:list>
        </text:list-item>
      </text:list>
      <text:p text:style-name="P2"/>
      <text:p text:style-name="P1">Jettison</text:p>
      <text:list xml:id="list1814903405" text:style-name="L2">
        <text:list-item>
          <text:p text:style-name="P8">Flip the <text:span text:style-name="T1">red guarded switches</text:span> in the <text:span text:style-name="T1">center console</text:span>.</text:p>
        </text:list-item>
      </text:list>
      <text:p text:style-name="P5"/>
      <text:p text:style-name="P11"><text:span text:style-name="T12">Vuichard Recovery Technique for clockwise rotor</text:span></text:p>
      <text:list xml:id="list335953102" text:style-name="L3">
        <text:list-item>
          <text:p text:style-name="P10">Full right pedal (power pedal).</text:p>
        </text:list-item>
        <text:list-item>
          <text:p text:style-name="P10">Left cyclic for 15-20 deg bank.</text:p>
        </text:list-item>
        <text:list-item>
          <text:p text:style-name="P10"><text:span text:style-name="T12">Raise collective slowly.</text:span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DejaVu Sans Condensed1" svg:font-family="'DejaVu Sans Condensed'" style:font-family-generic="roman" style:font-pitch="variable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 Condensed2" svg:font-family="'DejaVu Sans Condensed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/>
    </style:style>
    <style:style style:name="ListLabel_20_1" style:display-name="ListLabel 1" style:family="text">
      <style:text-properties style:font-name="DejaVu Sans Condensed1" fo:font-family="'DejaVu Sans Condensed'" style:font-family-generic="roman" style:font-pitch="variable" fo:font-weight="normal" style:font-name-complex="DejaVu Sans Condensed2" style:font-family-complex="'DejaVu Sans Condensed'" style:font-family-generic-complex="system" style:font-pitch-complex="variable"/>
    </style:style>
    <style:style style:name="ListLabel_20_2" style:display-name="ListLabel 2" style:family="text">
      <style:text-properties style:font-name="DejaVu Sans Condensed1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3" style:display-name="ListLabel 3" style:family="text">
      <style:text-properties style:font-name="DejaVu Sans Condensed1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4" style:display-name="ListLabel 4" style:family="text">
      <style:text-properties style:font-name="DejaVu Sans Condensed1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5" style:display-name="ListLabel 5" style:family="text">
      <style:text-properties style:font-name="DejaVu Sans Condensed1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6" style:display-name="ListLabel 6" style:family="text">
      <style:text-properties style:font-name="DejaVu Sans Condensed1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7" style:display-name="ListLabel 7" style:family="text">
      <style:text-properties style:font-name="DejaVu Sans Condensed1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8" style:display-name="ListLabel 8" style:family="text">
      <style:text-properties style:font-name="DejaVu Sans Condensed1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9" style:display-name="ListLabel 9" style:family="text">
      <style:text-properties style:font-name="DejaVu Sans Condensed1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format="1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3" style:num-format="1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text:style-name="ListLabel_20_4" style:num-format="1" text:display-levels="2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text:style-name="ListLabel_20_5" style:num-format="1" text:display-levels="2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text:style-name="ListLabel_20_6" style:num-format="1" text:display-levels="2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text:style-name="ListLabel_20_7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text:style-name="ListLabel_20_8" style:num-format="1" text:display-levels="2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text:style-name="ListLabel_20_9" style:num-format="1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editing-duration>PT12H48M22S</meta:editing-duration>
    <meta:editing-cycles>89</meta:editing-cycles>
    <meta:generator>LibreOffice/7.0.3.1$Windows_X86_64 LibreOffice_project/d7547858d014d4cf69878db179d326fc3483e082</meta:generator>
    <dc:date>2022-04-20T08:13:36.909000000</dc:date>
    <meta:document-statistic meta:table-count="0" meta:image-count="0" meta:object-count="0" meta:page-count="1" meta:paragraph-count="15" meta:word-count="95" meta:character-count="541" meta:non-whitespace-character-count="472"/>
  </office:meta>
</office:document-meta>
</file>